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421cm"/>
    </style:style>
    <style:style style:name="gr9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251cm" svg:height="6.891cm" draw:transform="skewX (0.359712358836031) rotate (-0.605629250442033) translate (42.2350211691102cm 12.3763052800078cm)" svg:viewBox="0 0 7252 6892" draw:points="111,1 3904,0 7251,3132 7252,6892 4463,4281 4179,3293 3012,2924 0,105">
          <text:p/>
        </draw:polygon>
        <draw:custom-shape draw:style-name="gr2" draw:text-style-name="P3" xml:id="id1" draw:id="id1" draw:layer="layout" svg:width="2.794cm" svg:height="6.477cm" svg:x="4.013cm" svg:y="13.53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12.573cm" svg:x="9.89cm" svg:y="10.7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Instru</text:span><text:span text:style-name="T2">ction </text:span><text:span text:style-name="T2">Memo</text:span><text:span text:style-name="T2">ry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1.987cm" svg:x="10.144cm" svg:y="16.124cm">
          <draw:text-box>
            <text:p text:style-name="P4"><text:span text:style-name="T3">Address</text:span></text:p>
          </draw:text-box>
        </draw:frame>
        <draw:frame draw:style-name="gr4" draw:text-style-name="P5" draw:layer="layout" svg:width="4.179cm" svg:height="1.987cm" svg:x="15.744cm" svg:y="16.125cm">
          <draw:text-box>
            <text:p text:style-name="P4"><text:span text:style-name="T3">Instruction</text:span></text:p>
          </draw:text-box>
        </draw:frame>
        <draw:custom-shape draw:style-name="gr5" draw:text-style-name="P2" draw:layer="layout" svg:width="13.98cm" svg:height="13.727cm" svg:x="24.39cm" svg:y="9.63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Register Fil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179cm" svg:height="2.071cm" svg:x="24.749cm" svg:y="9.94cm">
          <draw:text-box>
            <text:p text:style-name="P4"><text:span text:style-name="T3">Data</text:span></text:p>
          </draw:text-box>
        </draw:frame>
        <draw:frame draw:style-name="gr4" draw:text-style-name="P5" draw:layer="layout" svg:width="6.131cm" svg:height="1.987cm" svg:x="24.746cm" svg:y="11.527cm">
          <draw:text-box>
            <text:p text:style-name="P4"><text:span text:style-name="T3">Read Register 1</text:span></text:p>
          </draw:text-box>
        </draw:frame>
        <draw:frame draw:style-name="gr4" draw:text-style-name="P5" draw:layer="layout" svg:width="6.131cm" svg:height="1.987cm" svg:x="24.747cm" svg:y="13.428cm">
          <draw:text-box>
            <text:p text:style-name="P4"><text:span text:style-name="T3">Read Register 2</text:span></text:p>
          </draw:text-box>
        </draw:frame>
        <draw:frame draw:style-name="gr4" draw:text-style-name="P5" draw:layer="layout" svg:width="6.131cm" svg:height="1.987cm" svg:x="24.748cm" svg:y="17.729cm">
          <draw:text-box>
            <text:p text:style-name="P4"><text:span text:style-name="T3">Write Register</text:span></text:p>
          </draw:text-box>
        </draw:frame>
        <draw:frame draw:style-name="gr4" draw:text-style-name="P5" draw:layer="layout" svg:width="6.131cm" svg:height="1.987cm" svg:x="33.047cm" svg:y="9.928cm">
          <draw:text-box>
            <text:p text:style-name="P4"><text:span text:style-name="T3">Write</text:span></text:p>
          </draw:text-box>
        </draw:frame>
        <draw:frame draw:style-name="gr4" draw:text-style-name="P5" draw:layer="layout" svg:width="6.131cm" svg:height="1.987cm" svg:x="33.447cm" svg:y="13.828cm">
          <draw:text-box>
            <text:p text:style-name="P4"><text:span text:style-name="T3">Read Data 1</text:span></text:p>
          </draw:text-box>
        </draw:frame>
        <draw:frame draw:style-name="gr4" draw:text-style-name="P5" draw:layer="layout" svg:width="6.131cm" svg:height="1.987cm" svg:x="33.448cm" svg:y="18.029cm">
          <draw:text-box>
            <text:p text:style-name="P4"><text:span text:style-name="T3">Read Data 2</text:span></text:p>
          </draw:text-box>
        </draw:frame>
        <draw:custom-shape draw:style-name="gr3" draw:text-style-name="P2" draw:layer="layout" svg:width="10.16cm" svg:height="12.573cm" svg:x="49.373cm" svg:y="10.68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<text:s text:c="15"/></text:span><text:span text:style-name="T2">Data Memory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1.987cm" svg:x="49.627cm" svg:y="16.018cm">
          <draw:text-box>
            <text:p text:style-name="P4"><text:span text:style-name="T3">Address</text:span></text:p>
          </draw:text-box>
        </draw:frame>
        <draw:frame draw:style-name="gr4" draw:text-style-name="P5" draw:layer="layout" svg:width="3.556cm" svg:height="1.987cm" svg:x="55.85cm" svg:y="16.019cm">
          <draw:text-box>
            <text:p text:style-name="P4"><text:span text:style-name="T3">Data out</text:span></text:p>
          </draw:text-box>
        </draw:frame>
        <draw:frame draw:style-name="gr4" draw:text-style-name="P5" draw:layer="layout" svg:width="2.156cm" svg:height="1.987cm" svg:x="51.827cm" svg:y="10.919cm">
          <draw:text-box>
            <text:p text:style-name="P4"><text:span text:style-name="T3">RD</text:span></text:p>
          </draw:text-box>
        </draw:frame>
        <draw:frame draw:style-name="gr4" draw:text-style-name="P5" draw:layer="layout" svg:width="2.156cm" svg:height="1.987cm" svg:x="55.527cm" svg:y="10.92cm">
          <draw:text-box>
            <text:p text:style-name="P4"><text:span text:style-name="T3">WR</text:span></text:p>
          </draw:text-box>
        </draw:frame>
        <draw:frame draw:style-name="gr4" draw:text-style-name="P5" draw:layer="layout" svg:width="3.301cm" svg:height="1.987cm" svg:x="49.628cm" svg:y="20.72cm">
          <draw:text-box>
            <text:p text:style-name="P4"><text:span text:style-name="T3">Data in</text:span></text:p>
          </draw:text-box>
        </draw:frame>
        <draw:frame draw:style-name="gr7" draw:text-style-name="P6" draw:layer="layout" svg:width="2.238cm" svg:height="1.195cm" svg:x="42.831cm" svg:y="16.24cm">
          <draw:text-box>
            <text:p><text:span text:style-name="T4">ALU</text:span></text:p>
          </draw:text-box>
        </draw:frame>
        <draw:custom-shape draw:style-name="gr8" draw:text-style-name="P8" draw:layer="layout" svg:width="2.921cm" svg:height="2.921cm" svg:x="13.021cm" svg:y="3.772cm">
          <text:p text:style-name="P7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2.921cm" svg:height="2.921cm" svg:x="25.221cm" svg:y="3.172cm">
          <text:p text:style-name="P7"><text:span text:style-name="T5">+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.807cm" svg:y1="16.768cm" svg:x2="9.89cm" svg:y2="16.776cm" draw:start-shape="id1" draw:start-glue-point="1" svg:d="M6807 16768h1792v8h1291" svg:viewBox="0 0 3084 9">
          <text:p/>
        </draw:connector>
        <draw:line draw:style-name="gr9" draw:text-style-name="P9" draw:layer="layout" svg:x1="38.338cm" svg:y1="14.462cm" svg:x2="42.148cm" svg:y2="14.462cm">
          <text:p/>
        </draw:line>
        <draw:line draw:style-name="gr9" draw:text-style-name="P9" xml:id="id5" draw:id="id5" draw:layer="layout" svg:x1="38.363cm" svg:y1="18.653cm" svg:x2="42.224cm" svg:y2="18.653cm">
          <text:p/>
        </draw:line>
        <draw:line draw:style-name="gr9" draw:text-style-name="P9" draw:layer="layout" svg:x1="45.45cm" svg:y1="16.621cm" svg:x2="49.387cm" svg:y2="16.621cm">
          <text:p/>
        </draw:line>
        <draw:line draw:style-name="gr10" draw:text-style-name="P9" draw:layer="layout" svg:x1="20.05cm" svg:y1="16.748cm" svg:x2="21.574cm" svg:y2="16.748cm">
          <text:p/>
        </draw:line>
        <draw:custom-shape draw:style-name="gr11" draw:text-style-name="P10" draw:layer="layout" svg:width="0.508cm" svg:height="0.635cm" svg:x="7.604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7.858cm" svg:y1="16.621cm" svg:x2="7.858cm" svg:y2="6.08cm">
          <text:p/>
        </draw:line>
        <draw:line draw:style-name="gr9" draw:text-style-name="P9" draw:layer="layout" svg:x1="7.858cm" svg:y1="6.08cm" svg:x2="13.065cm" svg:y2="6.08cm">
          <text:p/>
        </draw:line>
        <draw:line draw:style-name="gr9" draw:text-style-name="P9" draw:layer="layout" svg:x1="9.89cm" svg:y1="4.683cm" svg:x2="13.04cm" svg:y2="4.68cm">
          <text:p/>
        </draw:line>
        <draw:frame draw:style-name="gr7" draw:text-style-name="P11" draw:layer="layout" svg:width="1.052cm" svg:height="1.352cm" svg:x="8.758cm" svg:y="4.002cm">
          <draw:text-box>
            <text:p><text:span text:style-name="T6">4</text:span></text:p>
          </draw:text-box>
        </draw:frame>
        <draw:line draw:style-name="gr10" draw:text-style-name="P9" draw:layer="layout" svg:x1="15.986cm" svg:y1="5.318cm" svg:x2="18.272cm" svg:y2="5.318cm">
          <text:p/>
        </draw:line>
        <draw:line draw:style-name="gr10" draw:text-style-name="P9" xml:id="id2" draw:id="id2" draw:layer="layout" svg:x1="18.272cm" svg:y1="5.318cm" svg:x2="18.272cm" svg:y2="2.143cm">
          <text:p/>
        </draw:line>
        <draw:connector draw:style-name="gr9" draw:text-style-name="P9" draw:layer="layout" draw:line-skew="-1.369cm" svg:x1="18.272cm" svg:y1="2.143cm" svg:x2="4.013cm" svg:y2="16.768cm" draw:start-shape="id2" draw:start-glue-point="0" draw:end-shape="id1" draw:end-glue-point="3" svg:d="M18272 2143h-16129v14625h1870" svg:viewBox="0 0 16130 14626">
          <text:p/>
        </draw:connector>
        <draw:connector draw:style-name="gr9" draw:text-style-name="P9" draw:layer="layout" draw:type="line" svg:x1="18.272cm" svg:y1="3.73cm" svg:x2="25.225cm" svg:y2="3.743cm" draw:start-shape="id2" draw:start-glue-point="1" draw:end-shape="id3" draw:end-glue-point="3" svg:d="M18272 3730l6953 13" svg:viewBox="0 0 6954 14">
          <text:p/>
        </draw:connector>
        <draw:frame draw:style-name="gr7" draw:text-style-name="P12" xml:id="id3" draw:id="id3" draw:layer="layout" svg:width="0.68cm" svg:height="0.962cm" svg:x="25.225cm" svg:y="3.262cm">
          <draw:text-box>
            <text:p><text:s/></text:p>
          </draw:text-box>
        </draw:frame>
        <draw:custom-shape draw:style-name="gr11" draw:text-style-name="P10" draw:layer="layout" svg:width="0.508cm" svg:height="0.635cm" svg:x="18.005cm" svg:y="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08cm" svg:height="0.635cm" svg:x="21.447cm" svg:y="1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21.674cm" svg:y1="16.748cm" svg:x2="21.674cm" svg:y2="5.445cm">
          <text:p/>
        </draw:line>
        <draw:line draw:style-name="gr9" draw:text-style-name="P9" draw:layer="layout" svg:x1="21.674cm" svg:y1="5.445cm" svg:x2="25.257cm" svg:y2="5.445cm">
          <text:p/>
        </draw:line>
        <draw:line draw:style-name="gr10" draw:text-style-name="P9" draw:layer="layout" svg:x1="21.674cm" svg:y1="16.748cm" svg:x2="22.971cm" svg:y2="16.748cm">
          <text:p/>
        </draw:line>
        <draw:custom-shape draw:style-name="gr11" draw:text-style-name="P10" draw:layer="layout" svg:width="0.508cm" svg:height="0.635cm" svg:x="22.648cm" svg:y="1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xml:id="id4" draw:id="id4" draw:layer="layout" svg:x1="22.844cm" svg:y1="25.384cm" svg:x2="22.871cm" svg:y2="12.176cm">
          <text:p/>
        </draw:line>
        <draw:line draw:style-name="gr13" draw:text-style-name="P9" draw:layer="layout" svg:x1="22.871cm" svg:y1="12.176cm" svg:x2="24.368cm" svg:y2="12.176cm">
          <text:p/>
        </draw:line>
        <draw:custom-shape draw:style-name="gr11" draw:text-style-name="P10" draw:layer="layout" svg:width="0.508cm" svg:height="0.635cm" svg:x="22.649cm" svg:y="1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08cm" svg:height="0.635cm" svg:x="46.847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08cm" svg:height="0.635cm" svg:x="22.65cm" svg:y="1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22.946cm" svg:y1="13.976cm" svg:x2="24.443cm" svg:y2="13.976cm">
          <text:p/>
        </draw:line>
        <draw:line draw:style-name="gr13" draw:text-style-name="P9" draw:layer="layout" svg:x1="22.921cm" svg:y1="18.276cm" svg:x2="24.418cm" svg:y2="18.276cm">
          <text:p/>
        </draw:line>
        <draw:connector draw:style-name="gr9" draw:text-style-name="P9" draw:layer="layout" draw:line-skew="-0.551cm" svg:x1="22.857cm" svg:y1="25.384cm" svg:x2="40.293cm" svg:y2="18.653cm" draw:start-shape="id4" draw:start-glue-point="2" draw:end-shape="id5" draw:end-glue-point="0" svg:d="M22857 25384h17436v-6731" svg:viewBox="0 0 17437 6732">
          <text:p/>
        </draw:connector>
        <draw:connector draw:style-name="gr9" draw:text-style-name="P9" draw:layer="layout" draw:line-skew="1.822cm" svg:x1="28.142cm" svg:y1="4.632cm" svg:x2="18.272cm" svg:y2="2.143cm" draw:start-shape="id6" draw:start-glue-point="1" draw:end-shape="id2" draw:end-glue-point="0" svg:d="M28142 4632h2322v-2489h-12192" svg:viewBox="0 0 12193 2490">
          <text:p/>
        </draw:connector>
        <draw:custom-shape draw:style-name="gr11" draw:text-style-name="P10" draw:layer="layout" svg:width="0.508cm" svg:height="0.635cm" svg:x="38.973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39.227cm" svg:y1="18.78cm" svg:x2="39.227cm" svg:y2="21.32cm">
          <text:p/>
        </draw:line>
        <draw:line draw:style-name="gr9" draw:text-style-name="P9" draw:layer="layout" svg:x1="39.227cm" svg:y1="21.32cm" svg:x2="49.387cm" svg:y2="21.193cm">
          <text:p/>
        </draw:line>
        <draw:line draw:style-name="gr14" draw:text-style-name="P9" xml:id="id8" draw:id="id8" draw:layer="layout" svg:x1="22.846cm" svg:y1="10.576cm" svg:x2="24.343cm" svg:y2="10.576cm">
          <text:p text:style-name="P2"><text:s/></text:p>
        </draw:line>
        <draw:line draw:style-name="gr10" draw:text-style-name="P9" xml:id="id7" draw:id="id7" draw:layer="layout" svg:x1="59.547cm" svg:y1="16.621cm" svg:x2="61.325cm" svg:y2="16.621cm">
          <text:p/>
        </draw:line>
        <draw:connector draw:style-name="gr15" draw:text-style-name="P9" draw:layer="layout" draw:line-skew="-5.867cm" svg:x1="61.325cm" svg:y1="16.621cm" svg:x2="22.846cm" svg:y2="10.576cm" draw:start-shape="id7" draw:start-glue-point="1" draw:end-shape="id8" draw:end-glue-point="3" svg:d="M61325 16621v-8788h-38479v2743" svg:viewBox="0 0 38480 8789">
          <text:p/>
        </draw:connector>
        <draw:line draw:style-name="gr9" draw:text-style-name="P9" draw:layer="layout" svg:x1="47.101cm" svg:y1="16.621cm" svg:x2="46.974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7.1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1-26T00:52:55.259868681</dc:date>
    <meta:editing-duration>PT6H59M20S</meta:editing-duration>
    <meta:editing-cycles>14</meta:editing-cycles>
    <meta:generator>LibreOffice/5.1.6.2$Linux_X86_64 LibreOffice_project/10m0$Build-2</meta:generator>
    <meta:document-statistic meta:object-count="60"/>
  </office:meta>
</office:document-meta>
</file>